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6.399cm" svg:height="23.184cm" svg:x="5.3cm" svg:y="1.908cm" svg:viewBox="0 0 16400 23185" draw:points="0,15 16400,0 9645,7385 9645,21885 7145,23185 7145,738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1T23:50:26</meta:creation-date>
    <dc:date>2014-05-02T00:02:18</dc:date>
    <meta:editing-duration>PT6M23S</meta:editing-duration>
    <meta:editing-cycles>3</meta:editing-cycles>
    <meta:generator>LibreOffice/3.5$Linux_X86_64 LibreOffice_project/350m1$Build-2</meta:generator>
    <meta:document-statistic meta:object-count="1"/>
  </office:meta>
</office:document-meta>
</file>